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18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描述：fbis， 调查有多少ch-edu 与en-edu相匹配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>
            <text:p>Chinese-edus</text:p>
          </table:table-cell>
          <table:table-cell office:value-type="string">
            <text:p>English-edus</text:p>
          </table:table-cell>
          <table:table-cell office:value-type="string">
            <text:p>matched</text:p>
          </table:table-cell>
          <table:table-cell office:value-type="string">
            <text:p>rate in c</text:p>
          </table:table-cell>
          <table:table-cell table:style-name="ce2" office:value-type="string">
            <text:p>rate in e</text:p>
          </table:table-cell>
          <table:table-cell table:style-name="ce2" office:value-type="string">
            <text:p>Threshold</text:p>
          </table:table-cell>
        </table:table-row>
        <table:table-row table:style-name="ro1">
          <table:table-cell office:value-type="float" office:value="525192">
            <text:p>525192</text:p>
          </table:table-cell>
          <table:table-cell office:value-type="float" office:value="646530">
            <text:p>646530</text:p>
          </table:table-cell>
          <table:table-cell office:value-type="float" office:value="319548">
            <text:p>319548</text:p>
          </table:table-cell>
          <table:table-cell table:formula="of:=[.C3]/[.A3]" office:value-type="float" office:value="0.608440341817849">
            <text:p>0.6084403418</text:p>
          </table:table-cell>
          <table:table-cell table:style-name="ce2" table:formula="of:=[.C3]/[.B3]" office:value-type="float" office:value="0.494250846828453">
            <text:p>0.4942508468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office:value-type="float" office:value="525192">
            <text:p>525192</text:p>
          </table:table-cell>
          <table:table-cell office:value-type="float" office:value="646530">
            <text:p>646530</text:p>
          </table:table-cell>
          <table:table-cell office:value-type="float" office:value="335011">
            <text:p>335011</text:p>
          </table:table-cell>
          <table:table-cell table:formula="of:=[.C4]/[.A4]" office:value-type="float" office:value="0.637882907584274">
            <text:p>0.6378829076</text:p>
          </table:table-cell>
          <table:table-cell table:style-name="ce2" table:formula="of:=[.C4]/[.B4]" office:value-type="float" office:value="0.518167757103305">
            <text:p>0.5181677571</text:p>
          </table:table-cell>
          <table:table-cell table:style-name="ce2" office:value-type="float" office:value="0.9">
            <text:p>0.9</text:p>
          </table:table-cell>
        </table:table-row>
        <table:table-row table:style-name="ro1">
          <table:table-cell office:value-type="float" office:value="525192">
            <text:p>525192</text:p>
          </table:table-cell>
          <table:table-cell office:value-type="float" office:value="646530">
            <text:p>646530</text:p>
          </table:table-cell>
          <table:table-cell office:value-type="float" office:value="381126">
            <text:p>381126</text:p>
          </table:table-cell>
          <table:table-cell table:formula="of:=[.C5]/[.A5]" office:value-type="float" office:value="0.725688890919892">
            <text:p>0.7256888909</text:p>
          </table:table-cell>
          <table:table-cell table:style-name="ce2" table:formula="of:=[.C5]/[.B5]" office:value-type="float" office:value="0.589494687021484">
            <text:p>0.589494687</text:p>
          </table:table-cell>
          <table:table-cell table:style-name="ce2" office:value-type="float" office:value="0.8">
            <text:p>0.8</text:p>
          </table:table-cell>
        </table:table-row>
        <table:table-row table:style-name="ro1">
          <table:table-cell office:value-type="float" office:value="525192">
            <text:p>525192</text:p>
          </table:table-cell>
          <table:table-cell office:value-type="float" office:value="646530">
            <text:p>646530</text:p>
          </table:table-cell>
          <table:table-cell office:value-type="float" office:value="425445">
            <text:p>425445</text:p>
          </table:table-cell>
          <table:table-cell table:formula="of:=[.C6]/[.A6]" office:value-type="float" office:value="0.81007517250834">
            <text:p>0.8100751725</text:p>
          </table:table-cell>
          <table:table-cell table:style-name="ce2" table:formula="of:=[.C6]/[.B6]" office:value-type="float" office:value="0.658043710268665">
            <text:p>0.6580437103</text:p>
          </table:table-cell>
          <table:table-cell table:style-name="ce2" office:value-type="float" office:value="0.7">
            <text:p>0.7</text:p>
          </table:table-cell>
        </table:table-row>
        <table:table-row table:style-name="ro1">
          <table:table-cell office:value-type="float" office:value="525192">
            <text:p>525192</text:p>
          </table:table-cell>
          <table:table-cell office:value-type="float" office:value="646530">
            <text:p>646530</text:p>
          </table:table-cell>
          <table:table-cell office:value-type="float" office:value="475869">
            <text:p>475869</text:p>
          </table:table-cell>
          <table:table-cell table:formula="of:=[.C7]/[.A7]" office:value-type="float" office:value="0.906085774345382">
            <text:p>0.9060857743</text:p>
          </table:table-cell>
          <table:table-cell table:style-name="ce2" table:formula="of:=[.C7]/[.B7]" office:value-type="float" office:value="0.736035450791147">
            <text:p>0.7360354508</text:p>
          </table:table-cell>
          <table:table-cell table:style-name="ce2" office:value-type="float" office:value="0.6">
            <text:p>0.6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4" table:number-rows-spanned="1">
            <text:p>描述：层次短语模型翻译时，有多少跨度是按照edu来进行翻译的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table:style-name="ce1" office:value-type="string" table:number-columns-spanned="3" table:number-rows-spanned="1">
            <text:p>nist03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1">
          <table:table-cell table:style-name="ce3" office:value-type="string">
            <text:p>matched</text:p>
          </table:table-cell>
          <table:table-cell table:style-name="ce3" office:value-type="string">
            <text:p>all euds</text:p>
          </table:table-cell>
          <table:table-cell table:style-name="ce3" office:value-type="string">
            <text:p>rate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3" office:value-type="float" office:value="509">
            <text:p>509</text:p>
          </table:table-cell>
          <table:table-cell table:style-name="ce3" office:value-type="float" office:value="3587">
            <text:p>3587</text:p>
          </table:table-cell>
          <table:table-cell table:style-name="ce3" office:value-type="float" office:value="0.141901">
            <text:p>0.141901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6/19/2013</text:date>, <text:time>16:1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tu </meta:initial-creator>
    <meta:creation-date>2013-06-19T15:50:30</meta:creation-date>
    <dc:date>2013-06-19T16:13:36</dc:date>
    <dc:creator>mtu </dc:creator>
    <meta:editing-duration>PT23M7S</meta:editing-duration>
    <meta:editing-cycles>16</meta:editing-cycles>
    <meta:generator>LibreOffice/3.4$Unix LibreOffice_project/340m1$Build-402</meta:generator>
    <meta:document-statistic meta:table-count="3" meta:cell-count="45" meta:object-count="0"/>
  </office:meta>
</office:document-meta>
</file>